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consolata Ultra Expanded Medium" svg:font-family="'Inconsolata Ultra Expanded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e0c2cd" loext:opacity="100%" style:font-name="Inconsolata Ultra Expanded Medium" officeooo:rsid="0018cb51" officeooo:paragraph-rsid="0018cb51" fo:background-color="#800080"/>
    </style:style>
    <style:style style:name="P2" style:family="paragraph" style:parent-style-name="Standard">
      <style:text-properties officeooo:rsid="0018cb51" officeooo:paragraph-rsid="0018cb51"/>
    </style:style>
    <style:style style:name="P3" style:family="paragraph" style:parent-style-name="Standard">
      <style:text-properties officeooo:rsid="0019eddc" officeooo:paragraph-rsid="0019eddc"/>
    </style:style>
    <style:style style:name="P4" style:family="paragraph" style:parent-style-name="Standard">
      <style:text-properties officeooo:rsid="001c6256" officeooo:paragraph-rsid="001c6256"/>
    </style:style>
    <style:style style:name="T1" style:family="text">
      <style:text-properties officeooo:rsid="001b5287"/>
    </style:style>
    <style:style style:name="T2" style:family="text">
      <style:text-properties officeooo:rsid="001c6256"/>
    </style:style>
    <style:style style:name="T3" style:family="text">
      <style:text-properties officeooo:rsid="001ddc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ing Response 6</text:p>
      <text:p text:style-name="P2"/>
      <text:p text:style-name="P3">The reading in chapter 2 emphasizes meditation as the most important practice of Zen Buddhism, and describes it as nondoing being the path to understranding the true nature of the self. <text:span text:style-name="T1">This exploration into the self via meditation reveals that this self is not separate from the universe, though it also reveals that the conventional self is not the one worth </text:span><text:span text:style-name="T2">suffering over. This separation is interesting to me as it teaches there still is some essence of a self existing in the universe, though it isn’t the same as what we percieve the conventional self to be.</text:span></text:p>
      <text:p text:style-name="P4">Going further, some of Uchiyama’s teachings that most impacted me were those that <text:span text:style-name="T3">emphasized community in supporting one’s meditation practice. It made me wonder where one would find a community like that to support and be compassionate about this practice as someone who comes from a family where a vast majority of the members are Christian. Beyond this though the accepting of both joy and suffering in life, bloom and decay, would make peace come easier. In practice I can say that this is the case, as it provides a source of solace in times of distress such as losing someone important or dealing with failure in genera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consolata Ultra Expanded Medium" svg:font-family="'Inconsolata Ultra Expanded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1:31:01.270191826</meta:creation-date>
    <dc:date>2025-03-23T19:00:29.311792085</dc:date>
    <meta:editing-duration>PT9M47S</meta:editing-duration>
    <meta:editing-cycles>2</meta:editing-cycles>
    <meta:generator>LibreOffice/24.8.5.2$Linux_X86_64 LibreOffice_project/480$Build-2</meta:generator>
    <meta:document-statistic meta:table-count="0" meta:image-count="0" meta:object-count="0" meta:page-count="1" meta:paragraph-count="3" meta:word-count="209" meta:character-count="1210" meta:non-whitespace-character-count="1004"/>
  </office:meta>
</office:document-meta>
</file>